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36020833333333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2">
            <text:p>Threads</text:p>
          </table:table-cell>
          <table:table-cell office:value-type="string" table:style-name="ce2">
            <text:p>Execution Time (s)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4">
            <text:p>10⁷ positions</text:p>
          </table:table-cell>
          <table:covered-table-cell/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5.40869E-2" table:style-name="ce2">
            <text:p>0,0540869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5.31697E-2" table:style-name="ce2">
            <text:p>0,0531697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5.0275500000000001E-2" table:style-name="ce2">
            <text:p>0,0502755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3.84182E-2" table:style-name="ce2">
            <text:p>0,0384182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3.5277000000000003E-2" table:style-name="ce2">
            <text:p>0,035277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3.3371900000000003E-2" table:style-name="ce2">
            <text:p>0,0333719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2.90295E-2" table:style-name="ce2">
            <text:p>0,0290295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float" office:value="3.1551900000000001E-2" table:style-name="ce2">
            <text:p>0,0315519</text:p>
          </table:table-cell>
          <table:table-cell table:style-name="ce1"/>
          <table:table-cell table:style-name="ce2"/>
          <table:table-cell table:number-columns-repeated="16380" table:style-name="ce1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float" office:value="3.41442E-2" table:style-name="ce2">
            <text:p>0,0341442</text:p>
          </table:table-cell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4">
            <text:p>10⁸ positions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0.55076809999999998" table:style-name="ce2">
            <text:p>0,5507681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0.55291190000000001" table:style-name="ce2">
            <text:p>0,5529119</text:p>
          </table:table-cell>
          <table:table-cell table:number-columns-repeated="2" table:style-name="ce1"/>
          <table:table-cell table:style-name="ce3"/>
          <table:table-cell table:number-columns-repeated="16379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0.44497399999999998" table:style-name="ce2">
            <text:p>0,444974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0.42738409999999999" table:style-name="ce2">
            <text:p>0,4273841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0.40311029999999998" table:style-name="ce2">
            <text:p>0,4031103</text:p>
          </table:table-cell>
          <table:table-cell table:number-columns-repeated="16382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0.33973350000000002" table:style-name="ce2">
            <text:p>0,3397335</text:p>
          </table:table-cell>
          <table:table-cell table:number-columns-repeated="16382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0.34869020000000001" table:style-name="ce2">
            <text:p>0,3486902</text:p>
          </table:table-cell>
          <table:table-cell table:number-columns-repeated="16382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float" office:value="0.23975630000000001" table:style-name="ce2">
            <text:p>0,2397563</text:p>
          </table:table-cell>
          <table:table-cell table:number-columns-repeated="16382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float" office:value="0.20798620000000001" table:style-name="ce2">
            <text:p>0,2079862</text:p>
          </table:table-cell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4">
            <text:p>10⁹ positions</text:p>
          </table:table-cell>
          <table:covered-table-cell/>
          <table:table-cell table:number-columns-repeated="1638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5.3879330000000003" table:style-name="ce2">
            <text:p>5,387933</text:p>
          </table:table-cell>
          <table:table-cell table:number-columns-repeated="1638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4.4345220000000003" table:style-name="ce2">
            <text:p>4,434522</text:p>
          </table:table-cell>
          <table:table-cell table:number-columns-repeated="1638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3.7143860000000002" table:style-name="ce2">
            <text:p>3,714386</text:p>
          </table:table-cell>
          <table:table-cell table:number-columns-repeated="1638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3.2791169999999998" table:style-name="ce2">
            <text:p>3,279117</text:p>
          </table:table-cell>
          <table:table-cell table:number-columns-repeated="1638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3.1094200000000001" table:style-name="ce2">
            <text:p>3,10942</text:p>
          </table:table-cell>
          <table:table-cell table:number-columns-repeated="16382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3.0744790000000002" table:style-name="ce2">
            <text:p>3,074479</text:p>
          </table:table-cell>
          <table:table-cell table:number-columns-repeated="16382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2.9213149999999999" table:style-name="ce2">
            <text:p>2,921315</text:p>
          </table:table-cell>
          <table:table-cell table:number-columns-repeated="16382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float" office:value="2.8904559999999999" table:style-name="ce2">
            <text:p>2,890456</text:p>
          </table:table-cell>
          <table:table-cell table:number-columns-repeated="16382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float" office:value="2.5276320000000001" table:style-name="ce2">
            <text:p>2,527632</text:p>
          </table:table-cell>
          <table:table-cell table:number-columns-repeated="16382"/>
        </table:table-row>
        <table:table-row table:number-rows-repeated="119" table:style-name="ro1">
          <table:table-cell table:number-columns-repeated="2" table:style-name="ce2"/>
          <table:table-cell table:number-columns-repeated="16382"/>
        </table:table-row>
        <table:table-row table:number-rows-repeated="10484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ucas Barcellos</meta:initial-creator>
    <dc:creator>Lucas Barcellos</dc:creator>
    <meta:creation-date>2017-03-30T18:59:19Z</meta:creation-date>
    <dc:date>2017-04-07T00:48:01Z</dc:date>
    <meta:editing-cycles>3</meta:editing-cycles>
    <meta:editing-duration>PT1008S</meta:editing-duration>
  </office:meta>
</office:document-meta>
</file>